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Default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Default" style:family="paragraph">
      <style:paragraph-properties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Default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4" style:parent-style-name="Default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5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6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8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9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0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1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1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14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5" style:parent-style-name="Default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6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17" style:parent-style-name="DefaultParagraphFont" style:family="text">
      <style:text-properties style:font-name-complex="Calibri" fo:font-weight="bold" style:font-weight-asian="bold" style:font-weight-complex="bold"/>
    </style:style>
    <style:style style:name="T18" style:parent-style-name="DefaultParagraphFont" style:family="text">
      <style:text-properties style:font-name-complex="Calibri"/>
    </style:style>
    <style:style style:name="T19" style:parent-style-name="DefaultParagraphFont" style:family="text">
      <style:text-properties style:font-name-complex="Calibri" fo:color="#000000"/>
    </style:style>
    <style:style style:name="P20" style:parent-style-name="Default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1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22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5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26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27" style:parent-style-name="Default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8" style:parent-style-name="Default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9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30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3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34" style:parent-style-name="Default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35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36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8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40" style:parent-style-name="Default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41" style:parent-style-name="Default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42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43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44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45" style:parent-style-name="DefaultParagraphFont" style:family="text">
      <style:text-properties style:font-name="Calibri" style:font-name-complex="Calibri" fo:font-size="11pt" style:font-size-asian="11pt" style:font-size-complex="11pt"/>
    </style:style>
  </office:automatic-styles>
  <office:body>
    <office:text text:use-soft-page-breaks="true">
      <text:p text:style-name="P1">Advance Excel Assignment –<text:s/>3</text:p>
      <text:p text:style-name="P2"/>
      <text:p text:style-name="P3"/>
      <text:p text:style-name="P4">Q1.<text:s/>How and when to use the AutoSum command in excel?<text:s/></text:p>
      <text:p text:style-name="P5"/>
      <text:p text:style-name="Default"><text:span text:style-name="T6">Ans: -</text:span><text:span text:style-name="T7"><text:s/></text:span><text:span text:style-name="T8">The AutoSum command in Excel is used to quickly add up a range of cells. To use the AutoSum command, follow these steps:</text:span></text:p>
      <text:p text:style-name="P9"/>
      <text:p text:style-name="P10">1. Select the cell where you want the sum to appear.</text:p>
      <text:p text:style-name="P11">2. Click on the AutoSum button in the Editing group on the Home tab, or use the keyboard shortcut Alt + =</text:p>
      <text:p text:style-name="Default"><text:span text:style-name="T12">3. Excel will automatically select the range of cells above the selected cell that it thinks you want to sum</text:span><text:span text:style-name="T13">.</text:span></text:p>
      <text:p text:style-name="P14"/>
      <text:p text:style-name="P15">Q2.<text:s/>What is the shortcut key to perform AutoSum?<text:s/></text:p>
      <text:p text:style-name="P16"/>
      <text:p text:style-name="Normal"><text:span text:style-name="T17">Ans: -</text:span><text:span text:style-name="T18"><text:s/></text:span><text:span text:style-name="T19">Alt + =</text:span></text:p>
      <text:p text:style-name="P20">Q3.<text:s/>How do you get rid of Formula that omits adjacent cells?<text:s/></text:p>
      <text:p text:style-name="P21"/>
      <text:p text:style-name="Default"><text:span text:style-name="T22">Ans: -</text:span><text:span text:style-name="T23"><text:s/></text:span><text:span text:style-name="T24">Uncheck formulas that omit cells</text:span></text:p>
      <text:p text:style-name="P25"/>
      <text:p text:style-name="P26"/>
      <text:p text:style-name="P27">Q4.<text:s/>How do you select non-adjacent cells in Excel 2016?<text:s/></text:p>
      <text:p text:style-name="P28"/>
      <text:p text:style-name="P29"/>
      <text:p text:style-name="Default"><text:span text:style-name="T30">Ans: -</text:span><text:span text:style-name="T31"><text:s/></text:span><text:span text:style-name="T32">To select non-adjacent cells and cell ranges, hold Ctrl and select the cells</text:span></text:p>
      <text:p text:style-name="P33"/>
      <text:p text:style-name="P34">Q5. When to use a relative cell reference in excel?<text:s/></text:p>
      <text:p text:style-name="P35"/>
      <text:p text:style-name="Default"><text:span text:style-name="T36">Ans: -</text:span><text:span text:style-name="T37"><text:s/></text:span><text:span text:style-name="T38">The column width dialogue box opens allowing you to set the exact width of the column</text:span><text:span text:style-name="T39">.</text:span></text:p>
      <text:p text:style-name="Default"/>
      <text:p text:style-name="Default"/>
      <text:p text:style-name="P40">Q6.<text:s/>If you right-click on a row reference number and click on Insert, where will the row be added?<text:s/></text:p>
      <text:p text:style-name="P41"/>
      <text:p text:style-name="P42"/>
      <text:p text:style-name="Default"><text:span text:style-name="T43">Ans: -</text:span><text:span text:style-name="T44"><text:s/></text:span><text:span text:style-name="T45">before the selected row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Times New Roman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m Narayan</meta:initial-creator>
    <dc:creator>Ram Narayan</dc:creator>
    <meta:creation-date>2023-04-23T07:47:00Z</meta:creation-date>
    <dc:date>2023-04-23T08:43:00Z</dc:date>
    <meta:template xlink:href="Normal" xlink:type="simple"/>
    <meta:editing-cycles>4</meta:editing-cycles>
    <meta:editing-duration>PT1920S</meta:editing-duration>
    <meta:user-defined meta:name="GrammarlyDocumentId">da788351f317a335bad096ce8f2cbefe4b5869e20caab9caa0a81835da04a6a8</meta:user-defined>
    <meta:document-statistic meta:page-count="1" meta:paragraph-count="2" meta:word-count="162" meta:character-count="1084" meta:row-count="7" meta:non-whitespace-character-count="924"/>
  </office:meta>
</office:document-meta>
</file>